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5Vhr8UK24</text:p>
      <text:p text:style-name="P1">wSRzDqVi24</text:p>
      <text:p text:style-name="Standard">wboVlkqh24</text:p>
      <text:p text:style-name="P1">wiLNAgbu25</text:p>
      <text:p text:style-name="P1">wE6CYsOB25</text:p>
      <text:p text:style-name="P1">w75nC66r25</text:p>
      <text:p text:style-name="Standard"/>
      <text:p text:style-name="Standard"/>
      <text:p text:style-name="Standard">##########</text:p>
      <text:p text:style-name="Standard">When you visit a website, you are of course observable by the site itself, but</text:p>
      <text:p text:style-name="Standard">you are also observable by third-party trackers that the site embeds in its</text:p>
      <text:p text:style-name="Standard">code. You might be surprised to learn that the vast majority of websites</text:p>
      <text:p text:style-name="Standard">include many of these third-party trackers. Websites includ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6:43:38.128752479</meta:creation-date>
    <dc:date>2019-06-10T22:58:10.932694688</dc:date>
    <meta:editing-duration>PT1M3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56" meta:character-count="357" meta:non-whitespace-character-count="312"/>
  </office:meta>
</office:document-meta>
</file>